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8.46666666666667cm"/>
    </style:style>
    <style:style style:name="co2" style:family="table-column">
      <style:table-column-properties fo:break-before="auto" style:column-width="9.38388888888889cm"/>
    </style:style>
    <style:style style:name="co3" style:family="table-column">
      <style:table-column-properties fo:break-before="auto" style:column-width="4.39208333333333cm"/>
    </style:style>
    <style:style style:name="co4" style:family="table-column">
      <style:table-column-properties fo:break-before="auto" style:column-width="2.57527777777778cm"/>
    </style:style>
    <style:style style:name="co5" style:family="table-column">
      <style:table-column-properties fo:break-before="auto" style:column-width="3.51013888888889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7.54944444444445cm"/>
    </style:style>
    <style:style style:name="co8" style:family="table-column">
      <style:table-column-properties fo:break-before="auto" style:column-width="7.49652777777778cm"/>
    </style:style>
    <style:style style:name="co9" style:family="table-column">
      <style:table-column-properties fo:break-before="auto" style:column-width="3.68652777777778cm"/>
    </style:style>
    <style:style style:name="co10" style:family="table-column">
      <style:table-column-properties fo:break-before="auto" style:column-width="3.38666666666667cm"/>
    </style:style>
    <style:style style:name="ro1" style:family="table-row">
      <style:table-row-properties style:row-height="43.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ef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PB Name</text:p>
          </table:table-cell>
          <table:table-cell office:value-type="string" table:style-name="ce2">
            <text:p>Location</text:p>
          </table:table-cell>
          <table:table-cell office:value-type="string" table:style-name="ce2">
            <text:p>Consumption Category</text:p>
          </table:table-cell>
          <table:table-cell office:value-type="string" table:style-name="ce2">
            <text:p>County</text:p>
          </table:table-cell>
          <table:table-cell office:value-type="string" table:style-name="ce3">
            <text:p>Attributable Total Final Consumption (kWh)</text:p>
          </table:table-cell>
          <table:table-cell office:value-type="string" table:style-name="ce2">
            <text:p>Year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ughters of Charity - Intellectual Disability Services</text:p>
          </table:table-cell>
          <table:table-cell office:value-type="string" table:style-name="ce1">
            <text:p>Daughters Of Charity, Administrator St Josephs, Apt 5, Clonsilla,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5</text:p>
          </table:table-cell>
          <table:table-cell office:value-type="float" office:value="21533" table:style-name="ce1">
            <text:p>2153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outh Dublin County Council</text:p>
          </table:table-cell>
          <table:table-cell office:value-type="string" table:style-name="ce1">
            <text:p>The Park Community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27087" table:style-name="ce1">
            <text:p>2708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NCTA MARIA CBS</text:p>
          </table:table-cell>
          <table:table-cell office:value-type="string" table:style-name="ce1">
            <text:p>Synge Street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8</text:p>
          </table:table-cell>
          <table:table-cell office:value-type="float" office:value="33190" table:style-name="ce1">
            <text:p>3319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AELSCOIL LIOS NA NOG</text:p>
          </table:table-cell>
          <table:table-cell office:value-type="string" table:style-name="ce1">
            <text:p>Front gat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6</text:p>
          </table:table-cell>
          <table:table-cell office:value-type="float" office:value="33396" table:style-name="ce1">
            <text:p>3339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Hugh Lane Gallery of Modern Art &amp; Parnell Square Community Hall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6320" table:style-name="ce1">
            <text:p>632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HEALTH CENTR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8</text:p>
          </table:table-cell>
          <table:table-cell office:value-type="float" office:value="11002" table:style-name="ce1">
            <text:p>1100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Saint Annes Park Studio B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5</text:p>
          </table:table-cell>
          <table:table-cell office:value-type="float" office:value="3" table:style-name="ce1">
            <text:p>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Garda SÃ­ochÃ¡na</text:p>
          </table:table-cell>
          <table:table-cell office:value-type="string" table:style-name="ce1">
            <text:p>Radio Hut, 3 Rock Mountain, Barnacullia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9225" table:style-name="ce1">
            <text:p>922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MOURNE COURT MOURNEVIEW ESTAT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KIOSK GREEN AREA <text:s/>MEADOW CLOS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Emmet Road HALTING SIT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Phibsboro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3</text:p>
          </table:table-cell>
          <table:table-cell office:value-type="float" office:value="10585" table:style-name="ce1">
            <text:p>1058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ildren's University Hospital</text:p>
          </table:table-cell>
          <table:table-cell office:value-type="string" table:style-name="ce1">
            <text:p>8 Kelly's Row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</text:p>
          </table:table-cell>
          <table:table-cell office:value-type="float" office:value="25288" table:style-name="ce1">
            <text:p>2528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ermanent TSB</text:p>
          </table:table-cell>
          <table:table-cell office:value-type="string" table:style-name="ce1">
            <text:p>Custom House Plaza 4 SHERIFF ST LEVEL 4 B DUBLIN 1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Stannaway Court Community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2</text:p>
          </table:table-cell>
          <table:table-cell office:value-type="float" office:value="3490" table:style-name="ce1">
            <text:p>349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Santry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9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School Avenue Community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5</text:p>
          </table:table-cell>
          <table:table-cell office:value-type="float" office:value="6590" table:style-name="ce1">
            <text:p>659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National Economic and Social Development Office</text:p>
          </table:table-cell>
          <table:table-cell office:value-type="string" table:style-name="ce1">
            <text:p>16 Parnell Squar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106438.05" table:style-name="ce1">
            <text:p>106438.0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COIL NAISIUNTA STRATFORD</text:p>
          </table:table-cell>
          <table:table-cell office:value-type="string" table:style-name="ce1">
            <text:p>Stratford National 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6</text:p>
          </table:table-cell>
          <table:table-cell office:value-type="float" office:value="49562" table:style-name="ce1">
            <text:p>4956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Tara Street Fire Brigade HQ / Control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</text:p>
          </table:table-cell>
          <table:table-cell office:value-type="float" office:value="327301" table:style-name="ce1">
            <text:p>32730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Port Company</text:p>
          </table:table-cell>
          <table:table-cell office:value-type="string" table:style-name="ce1">
            <text:p>Bord na mona site bond drive rd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UNITS 5.2 TO 5.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9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oly Child Community School</text:p>
          </table:table-cell>
          <table:table-cell office:value-type="string" table:style-name="ce1">
            <text:p>Holy Child Community school Sallynoggin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llied Irish Banks plc</text:p>
          </table:table-cell>
          <table:table-cell office:value-type="string" table:style-name="ce1">
            <text:p>Artane - Branch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5</text:p>
          </table:table-cell>
          <table:table-cell office:value-type="float" office:value="126198" table:style-name="ce1">
            <text:p>12619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CORBALLIS GOLF CLUB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5374" table:style-name="ce1">
            <text:p>537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National Library of Ireland</text:p>
          </table:table-cell>
          <table:table-cell office:value-type="string" table:style-name="ce1">
            <text:p>NPA Meeting House Squa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</text:p>
          </table:table-cell>
          <table:table-cell office:value-type="float" office:value="288404" table:style-name="ce1">
            <text:p>28840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Atkinson House Homeless Accomodatio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8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ansfield Educate Together National School</text:p>
          </table:table-cell>
          <table:table-cell office:value-type="string" table:style-name="ce1">
            <text:p>secretary's offic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RESENTATION PRIMARY SCHOOL BLACKPITTS</text:p>
          </table:table-cell>
          <table:table-cell office:value-type="string" table:style-name="ce1">
            <text:p>Presentation Primary Warrenmount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8</text:p>
          </table:table-cell>
          <table:table-cell office:value-type="float" office:value="28459" table:style-name="ce1">
            <text:p>2845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SANDYCOVE AVENUE EAST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HEALTH CENTR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6W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University College Dublin</text:p>
          </table:table-cell>
          <table:table-cell office:value-type="string" table:style-name="ce1">
            <text:p>Merville Residences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4</text:p>
          </table:table-cell>
          <table:table-cell office:value-type="float" office:value="69654" table:style-name="ce1">
            <text:p>6965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Office of the Comptroller &amp; Auditor General</text:p>
          </table:table-cell>
          <table:table-cell office:value-type="string" table:style-name="ce1">
            <text:p>4/5 Harcourt Road, Dublin 2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Public Expenditure and Reform</text:p>
          </table:table-cell>
          <table:table-cell office:value-type="string" table:style-name="ce1">
            <text:p>3rd Floor, St Stephens Green Hous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Office of Public Works</text:p>
          </table:table-cell>
          <table:table-cell office:value-type="string" table:style-name="ce1">
            <text:p>Jamestown Road Old Building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ermanent TSB</text:p>
          </table:table-cell>
          <table:table-cell office:value-type="string" table:style-name="ce1">
            <text:p>12A LOWER ABBEY STREET DUBLIN DUBLIN 1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Garda SÃ­ochÃ¡na</text:p>
          </table:table-cell>
          <table:table-cell office:value-type="string" table:style-name="ce1">
            <text:p>Saint James Terrace, Malahid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89393" table:style-name="ce1">
            <text:p>8939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ity of Dublin Education &amp; Training Board</text:p>
          </table:table-cell>
          <table:table-cell office:value-type="string" table:style-name="ce1">
            <text:p>Youthreach Centre, Harmonstown Road, Harmonstown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5</text:p>
          </table:table-cell>
          <table:table-cell office:value-type="float" office:value="19931" table:style-name="ce1">
            <text:p>1993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Poolbeg CCGT Statio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COIL AINE NAOFA ESKER</text:p>
          </table:table-cell>
          <table:table-cell office:value-type="string" table:style-name="ce1">
            <text:p>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02202" table:style-name="ce1">
            <text:p>10220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entral Bank of Ireland</text:p>
          </table:table-cell>
          <table:table-cell office:value-type="string" table:style-name="ce1">
            <text:p>Iveagh Court Common Areas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ief State Solicitorâ€™s Office</text:p>
          </table:table-cell>
          <table:table-cell office:value-type="string" table:style-name="ce1">
            <text:p>3 - 10 Chancery Lan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3051.72" table:style-name="ce1">
            <text:p>3051.7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CARNEGIE LIBRARY MAIN STREET Sword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4047" table:style-name="ce1">
            <text:p>1404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Marine House, Dublin 2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80794" table:style-name="ce1">
            <text:p>8079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Ballyfermot Housing Depot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0</text:p>
          </table:table-cell>
          <table:table-cell office:value-type="float" office:value="19514" table:style-name="ce1">
            <text:p>1951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Sean McDermott Street Swimming Pool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</text:p>
          </table:table-cell>
          <table:table-cell office:value-type="float" office:value="144940" table:style-name="ce1">
            <text:p>14494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ducation &amp; Skills</text:p>
          </table:table-cell>
          <table:table-cell office:value-type="string" table:style-name="ce1">
            <text:p>DES, HQ, Marlborough Stree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781993.69" table:style-name="ce1">
            <text:p>781993.6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Herbert Park Paving Offices/Depot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4</text:p>
          </table:table-cell>
          <table:table-cell office:value-type="float" office:value="7035" table:style-name="ce1">
            <text:p>703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Public Expenditure and Reform</text:p>
          </table:table-cell>
          <table:table-cell office:value-type="string" table:style-name="ce1">
            <text:p>5th Floor, North King St.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59940.65" table:style-name="ce1">
            <text:p>59940.6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Institute for Advanced Studies</text:p>
          </table:table-cell>
          <table:table-cell office:value-type="string" table:style-name="ce1">
            <text:p>Gate Lodge, Dunsink Observatory, Castleknock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5</text:p>
          </table:table-cell>
          <table:table-cell office:value-type="float" office:value="232" table:style-name="ce1">
            <text:p>23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ity of Dublin Education &amp; Training Board</text:p>
          </table:table-cell>
          <table:table-cell office:value-type="string" table:style-name="ce1">
            <text:p>Colaiste Eanna, Kilkieran Road, Cabra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7</text:p>
          </table:table-cell>
          <table:table-cell office:value-type="float" office:value="156900" table:style-name="ce1">
            <text:p>15690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Institute of Technology</text:p>
          </table:table-cell>
          <table:table-cell office:value-type="string" table:style-name="ce1">
            <text:p>DIT Park House, 1st Floor Spare<text:s/>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7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BALLYMUN TOWN CENTRE BALLYMUN DUBLIN 11 CO. DUBLI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Hill Street Play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</text:p>
          </table:table-cell>
          <table:table-cell office:value-type="float" office:value="5076" table:style-name="ce1">
            <text:p>507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WATER KIOSKS, ROCK ROAD, BLACKROCK, Dublin (County)<text:s/>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nland Fisheries Ireland</text:p>
          </table:table-cell>
          <table:table-cell office:value-type="string" table:style-name="ce1">
            <text:p>Unit C Swords Business Campus, Swords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mployment &amp; Social Protection</text:p>
          </table:table-cell>
          <table:table-cell office:value-type="string" table:style-name="ce1">
            <text:p>Malahide SWI,1 Main Street,Malahide, Co Dublin.V4158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HOSTEL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mployment &amp; Social Protection</text:p>
          </table:table-cell>
          <table:table-cell office:value-type="string" table:style-name="ce1">
            <text:p>ESO Dublin - Finglas V4738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ousing Finance Agency</text:p>
          </table:table-cell>
          <table:table-cell office:value-type="string" table:style-name="ce1">
            <text:p>46 St Stephens Gree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&amp; DÃºn Laoghaire Education &amp; Training Board</text:p>
          </table:table-cell>
          <table:table-cell office:value-type="string" table:style-name="ce1">
            <text:p>Tallaght Adult Education Servic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4</text:p>
          </table:table-cell>
          <table:table-cell office:value-type="float" office:value="13220" table:style-name="ce1">
            <text:p>1322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CARETAKERS OFFICE BALGRIFFIN CEMETRY Dublin 5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5</text:p>
          </table:table-cell>
          <table:table-cell office:value-type="float" office:value="8570" table:style-name="ce1">
            <text:p>857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The Mansion House, Fire/Fighting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ermanent TSB</text:p>
          </table:table-cell>
          <table:table-cell office:value-type="string" table:style-name="ce1">
            <text:p>The Mall 4 MAIN STREET MALAHIDE CO.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Dundrum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4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PUBLIC ANALYSTS LAB <text:s text:c="4"/>GRAND CANAL STREET LOWER SIR PATRICK DUNS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</text:p>
          </table:table-cell>
          <table:table-cell office:value-type="float" office:value="568372" table:style-name="ce1">
            <text:p>56837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COIL COLMCILLE JUN NS</text:p>
          </table:table-cell>
          <table:table-cell office:value-type="string" table:style-name="ce1">
            <text:p>St. Columbcilles, kilbogget, wyattvill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Market; Peoples Park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40050" table:style-name="ce1">
            <text:p>4005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BLAITHI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9</text:p>
          </table:table-cell>
          <table:table-cell office:value-type="float" office:value="14827" table:style-name="ce1">
            <text:p>1482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THE ORATORY <text:s/>LIBRARY ROAD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3303" table:style-name="ce1">
            <text:p>330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mployment &amp; Social Protection</text:p>
          </table:table-cell>
          <table:table-cell office:value-type="string" table:style-name="ce1">
            <text:p>Mainscourt, 23 Main Street, Swords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7</text:p>
          </table:table-cell>
          <table:table-cell office:value-type="float" office:value="75915" table:style-name="ce1">
            <text:p>7591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eeverstown House</text:p>
          </table:table-cell>
          <table:table-cell office:value-type="string" table:style-name="ce1">
            <text:p>44 Rossmore Lawns, Templeogu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6W</text:p>
          </table:table-cell>
          <table:table-cell office:value-type="float" office:value="5641" table:style-name="ce1">
            <text:p>564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Emmet Buildings Caretakers Head Quaters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Bluebell Road Community Room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2</text:p>
          </table:table-cell>
          <table:table-cell office:value-type="float" office:value="46" table:style-name="ce1">
            <text:p>4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YORK ROAD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27649" table:style-name="ce1">
            <text:p>2764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llied Irish Banks plc</text:p>
          </table:table-cell>
          <table:table-cell office:value-type="string" table:style-name="ce1">
            <text:p>Airside - Head Offic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825584" table:style-name="ce1">
            <text:p>82558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ater Misericordiae University Hospital</text:p>
          </table:table-cell>
          <table:table-cell office:value-type="string" table:style-name="ce1">
            <text:p>Mater Accounts payable Plaza, Swords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8671" table:style-name="ce1">
            <text:p>867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Saint Olivers Park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Pearse Street Community Room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</text:p>
          </table:table-cell>
          <table:table-cell office:value-type="float" office:value="53" table:style-name="ce1">
            <text:p>5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PUBLIC CONVENIENCE, QUAY STREET, BALBRIGGAN, CO. Dubli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158" table:style-name="ce1">
            <text:p>15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ducampus Services</text:p>
          </table:table-cell>
          <table:table-cell office:value-type="string" table:style-name="ce1">
            <text:p>Offic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3444" table:style-name="ce1">
            <text:p>344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ST PETERS CHURCH, BALROTHERY, BALBRIGGAN, CO. Dublin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ristian Brothers College Monkstown Park</text:p>
          </table:table-cell>
          <table:table-cell office:value-type="string" table:style-name="ce1">
            <text:p>CBC Monkstown Park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54800" table:style-name="ce1">
            <text:p>15480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oyal Hospital</text:p>
          </table:table-cell>
          <table:table-cell office:value-type="string" table:style-name="ce1">
            <text:p>The Royal Hospital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4</text:p>
          </table:table-cell>
          <table:table-cell office:value-type="float" office:value="8088" table:style-name="ce1">
            <text:p>808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GARDE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3748" table:style-name="ce1">
            <text:p>374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ughters of Charity â€“ Child &amp; Family Services</text:p>
          </table:table-cell>
          <table:table-cell office:value-type="string" table:style-name="ce1">
            <text:p>Blanchardstow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5</text:p>
          </table:table-cell>
          <table:table-cell office:value-type="float" office:value="18203" table:style-name="ce1">
            <text:p>1820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CLINIC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7</text:p>
          </table:table-cell>
          <table:table-cell office:value-type="float" office:value="4977" table:style-name="ce1">
            <text:p>497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mployment &amp; Social Protection</text:p>
          </table:table-cell>
          <table:table-cell office:value-type="string" table:style-name="ce1">
            <text:p>Clondalkin SWLO,9th Lock Road,Clondalkin, Dublin 22.V3355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OLAS</text:p>
          </table:table-cell>
          <table:table-cell office:value-type="string" table:style-name="ce1">
            <text:p>Floors 2-5, Block 1, Castleforbes House, Castleforbes Road, Dublin 1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743601" table:style-name="ce1">
            <text:p>74360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RU</text:p>
          </table:table-cell>
          <table:table-cell office:value-type="string" table:style-name="ce1">
            <text:p>Joyce House, Lombards St East, Dublin<text:s/>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13212" table:style-name="ce1">
            <text:p>1321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urts Service</text:p>
          </table:table-cell>
          <table:table-cell office:value-type="string" table:style-name="ce1">
            <text:p>Kilmainham Courthouse, Inchicore Road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GRANGE PARK GROV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5</text:p>
          </table:table-cell>
          <table:table-cell office:value-type="float" office:value="4178" table:style-name="ce1">
            <text:p>417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int John of God Community Services clg</text:p>
          </table:table-cell>
          <table:table-cell office:value-type="string" table:style-name="ce1">
            <text:p>60 Patrick Street DL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Foreign Affairs &amp; Trade</text:p>
          </table:table-cell>
          <table:table-cell office:value-type="string" table:style-name="ce1">
            <text:p>69/71 Saint Stephens Green, Dublin 2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LOCHAR LORETO N S</text:p>
          </table:table-cell>
          <table:table-cell office:value-type="string" table:style-name="ce1">
            <text:p>Boiler Hous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4</text:p>
          </table:table-cell>
          <table:table-cell office:value-type="float" office:value="70230" table:style-name="ce1">
            <text:p>7023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mployment &amp; Social Protection</text:p>
          </table:table-cell>
          <table:table-cell office:value-type="string" table:style-name="ce1">
            <text:p>Ballyfermot Intreo Centre, Rossmore Avenue, Ballyfermot, Dublin 10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0</text:p>
          </table:table-cell>
          <table:table-cell office:value-type="float" office:value="111378" table:style-name="ce1">
            <text:p>11137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SWORDS UNIT 1 <text:s text:c="2"/>MAINSCOURT MAIN STREET N/A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University College Dublin</text:p>
          </table:table-cell>
          <table:table-cell office:value-type="string" table:style-name="ce1">
            <text:p>Belgrove, Unit 32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4</text:p>
          </table:table-cell>
          <table:table-cell office:value-type="float" office:value="55473" table:style-name="ce1">
            <text:p>5547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Post</text:p>
          </table:table-cell>
          <table:table-cell office:value-type="string" table:style-name="ce1">
            <text:p>GPO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2233391" table:style-name="ce1">
            <text:p>223339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rish Human Rights &amp; Equality Commission</text:p>
          </table:table-cell>
          <table:table-cell office:value-type="string" table:style-name="ce1">
            <text:p>Ground Floor, 16 -22 Green S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7</text:p>
          </table:table-cell>
          <table:table-cell office:value-type="float" office:value="55386" table:style-name="ce1">
            <text:p>5538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ermanent TSB</text:p>
          </table:table-cell>
          <table:table-cell office:value-type="string" table:style-name="ce1">
            <text:p>FIRST FLOOR, HARCOURT CENTRE, CHARLOTTE WAY, DUBLIN 2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MALAHIDE CASTLE BOILER HOUSE/PACKING SHED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120025" table:style-name="ce1">
            <text:p>12002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igital Hub Development Agency</text:p>
          </table:table-cell>
          <table:table-cell office:value-type="string" table:style-name="ce1">
            <text:p>Thomas Cour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21708" table:style-name="ce1">
            <text:p>2170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City Centre Campus (NEC)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Oriel Street Upper Community Room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</text:p>
          </table:table-cell>
          <table:table-cell office:value-type="float" office:value="11472" table:style-name="ce1">
            <text:p>1147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Bus</text:p>
          </table:table-cell>
          <table:table-cell office:value-type="string" table:style-name="ce1">
            <text:p>Summerhill Bus Depot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</text:p>
          </table:table-cell>
          <table:table-cell office:value-type="float" office:value="369674" table:style-name="ce1">
            <text:p>36967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&amp; DÃºn Laoghaire Education &amp; Training Board</text:p>
          </table:table-cell>
          <table:table-cell office:value-type="string" table:style-name="ce1">
            <text:p>DDLETB Head Office 1st Floor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4</text:p>
          </table:table-cell>
          <table:table-cell office:value-type="float" office:value="41528" table:style-name="ce1">
            <text:p>4152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Communications, Climate Action &amp; Environment</text:p>
          </table:table-cell>
          <table:table-cell office:value-type="string" table:style-name="ce1">
            <text:p>GSI CarmanhallRd, Sandtford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8</text:p>
          </table:table-cell>
          <table:table-cell office:value-type="float" office:value="1647" table:style-name="ce1">
            <text:p>164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as Networks Ireland</text:p>
          </table:table-cell>
          <table:table-cell office:value-type="string" table:style-name="ce1">
            <text:p>GNI-Networks Services Centre (NSC)-Office, (53.405859, -6.301716), St.Margarets Road, Finglas,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1</text:p>
          </table:table-cell>
          <table:table-cell office:value-type="float" office:value="938813" table:style-name="ce1">
            <text:p>93881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ssumption Senior Girls NS</text:p>
          </table:table-cell>
          <table:table-cell office:value-type="string" table:style-name="ce1">
            <text:p>Assumption Primary 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71721" table:style-name="ce1">
            <text:p>7172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LOUGHLINSTOWN (CANTEEN) 164A CYPRESS COURT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8</text:p>
          </table:table-cell>
          <table:table-cell office:value-type="float" office:value="10693" table:style-name="ce1">
            <text:p>1069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rish Aviation Authority</text:p>
          </table:table-cell>
          <table:table-cell office:value-type="string" table:style-name="ce1">
            <text:p>Radio Station Rolestown West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10800" table:style-name="ce1">
            <text:p>1080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nterprise Ireland</text:p>
          </table:table-cell>
          <table:table-cell office:value-type="string" table:style-name="ce1">
            <text:p>East Point Business Park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3</text:p>
          </table:table-cell>
          <table:table-cell office:value-type="float" office:value="1237722" table:style-name="ce1">
            <text:p>123772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2 Fitzwilliam Plac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33522" table:style-name="ce1">
            <text:p>3352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NSAI</text:p>
          </table:table-cell>
          <table:table-cell office:value-type="string" table:style-name="ce1">
            <text:p>1 Swift Square, Northwood, Santry.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9</text:p>
          </table:table-cell>
          <table:table-cell office:value-type="float" office:value="376440" table:style-name="ce1">
            <text:p>37644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ity of Dublin Education &amp; Training Board</text:p>
          </table:table-cell>
          <table:table-cell office:value-type="string" table:style-name="ce1">
            <text:p>Killester CFE, Collins Avenue East, Killester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5</text:p>
          </table:table-cell>
          <table:table-cell office:value-type="float" office:value="91141" table:style-name="ce1">
            <text:p>9114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Glasnevi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9</text:p>
          </table:table-cell>
          <table:table-cell office:value-type="float" office:value="13430" table:style-name="ce1">
            <text:p>1343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MEADOWBROOK, Ballinteer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6</text:p>
          </table:table-cell>
          <table:table-cell office:value-type="float" office:value="489903" table:style-name="ce1">
            <text:p>48990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ermanent TSB</text:p>
          </table:table-cell>
          <table:table-cell office:value-type="string" table:style-name="ce1">
            <text:p>70 GRAFTON STREET <text:s/>DUBLIN 2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32761.53" table:style-name="ce1">
            <text:p>32761.5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Phoenix House 6/9 Leinster Street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255643" table:style-name="ce1">
            <text:p>25564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Beneavin De La Salle College</text:p>
          </table:table-cell>
          <table:table-cell office:value-type="string" table:style-name="ce1">
            <text:p>Fingla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1</text:p>
          </table:table-cell>
          <table:table-cell office:value-type="float" office:value="182050" table:style-name="ce1">
            <text:p>18205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BS James Street</text:p>
          </table:table-cell>
          <table:table-cell office:value-type="string" table:style-name="ce1">
            <text:p>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8</text:p>
          </table:table-cell>
          <table:table-cell office:value-type="float" office:value="42530" table:style-name="ce1">
            <text:p>4253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int John of God Community Services clg</text:p>
          </table:table-cell>
          <table:table-cell office:value-type="string" table:style-name="ce1">
            <text:p>Cintra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23502" table:style-name="ce1">
            <text:p>2350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llied Irish Banks plc</text:p>
          </table:table-cell>
          <table:table-cell office:value-type="string" table:style-name="ce1">
            <text:p>Sandyford Unit 33 - Head Offic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8</text:p>
          </table:table-cell>
          <table:table-cell office:value-type="float" office:value="390010" table:style-name="ce1">
            <text:p>39001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EITHNES SENIOR G N S</text:p>
          </table:table-cell>
          <table:table-cell office:value-type="string" table:style-name="ce1">
            <text:p>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5</text:p>
          </table:table-cell>
          <table:table-cell office:value-type="float" office:value="27779" table:style-name="ce1">
            <text:p>2777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BALLYFERMOT ROAD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0</text:p>
          </table:table-cell>
          <table:table-cell office:value-type="float" office:value="1259" table:style-name="ce1">
            <text:p>125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egal Aid Board</text:p>
          </table:table-cell>
          <table:table-cell office:value-type="string" table:style-name="ce1">
            <text:p>Gardiner Stree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L/L BLOCK 2, HARBOUR SQUARE<text:s/>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76573" table:style-name="ce1">
            <text:p>7657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BALLYBRACK HEALTH CENTR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71877" table:style-name="ce1">
            <text:p>7187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eeverstown House</text:p>
          </table:table-cell>
          <table:table-cell office:value-type="string" table:style-name="ce1">
            <text:p>3 Hillcrest, Templeogu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6W</text:p>
          </table:table-cell>
          <table:table-cell office:value-type="float" office:value="15617" table:style-name="ce1">
            <text:p>1561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evenue Commissioners</text:p>
          </table:table-cell>
          <table:table-cell office:value-type="string" table:style-name="ce1">
            <text:p>Floors 1-6, Landsdowne House, Landsdowne Rd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4</text:p>
          </table:table-cell>
          <table:table-cell office:value-type="float" office:value="140483.24" table:style-name="ce1">
            <text:p>140483.2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lexandra College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6</text:p>
          </table:table-cell>
          <table:table-cell office:value-type="float" office:value="576651" table:style-name="ce1">
            <text:p>57665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CASINO PARK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3</text:p>
          </table:table-cell>
          <table:table-cell office:value-type="float" office:value="3137" table:style-name="ce1">
            <text:p>313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int John of God Community Services clg</text:p>
          </table:table-cell>
          <table:table-cell office:value-type="string" table:style-name="ce1">
            <text:p>Copperbeech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4</text:p>
          </table:table-cell>
          <table:table-cell office:value-type="float" office:value="10230" table:style-name="ce1">
            <text:p>1023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Garda SÃ­ochÃ¡na</text:p>
          </table:table-cell>
          <table:table-cell office:value-type="string" table:style-name="ce1">
            <text:p>Garda Station, Griffith Avenue, Whitehall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9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egal Aid Board</text:p>
          </table:table-cell>
          <table:table-cell office:value-type="string" table:style-name="ce1">
            <text:p>9 Lower Ormond Quay, Dublin 1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ITY QUAY BOYS N S</text:p>
          </table:table-cell>
          <table:table-cell office:value-type="string" table:style-name="ce1">
            <text:p>School Building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binteely Community School</text:p>
          </table:table-cell>
          <table:table-cell office:value-type="string" table:style-name="ce1">
            <text:p>Plant Room in E Building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78200" table:style-name="ce1">
            <text:p>17820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Book Repository Santry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9</text:p>
          </table:table-cell>
          <table:table-cell office:value-type="float" office:value="266167" table:style-name="ce1">
            <text:p>26616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Drumcondra Library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9</text:p>
          </table:table-cell>
          <table:table-cell office:value-type="float" office:value="11395" table:style-name="ce1">
            <text:p>1139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Bus</text:p>
          </table:table-cell>
          <table:table-cell office:value-type="string" table:style-name="ce1">
            <text:p>Earl Place - Canteen &amp; Offices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282498.40000000002" table:style-name="ce1">
            <text:p>282498.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Dolphin House &amp; Park Community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int John of God Community Services clg</text:p>
          </table:table-cell>
          <table:table-cell office:value-type="string" table:style-name="ce1">
            <text:p>Office 3 D Laoir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58151" table:style-name="ce1">
            <text:p>5815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WATER METERING KIOSK <text:s/>OUTSIDE WALL OF FORT WILLIAM <text:s/>MOUNT MERRION AVENU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Garda SÃ­ochÃ¡na</text:p>
          </table:table-cell>
          <table:table-cell office:value-type="string" table:style-name="ce1">
            <text:p>Dorney Court, Shankill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1127" table:style-name="ce1">
            <text:p>112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HEALTH CENTR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5</text:p>
          </table:table-cell>
          <table:table-cell office:value-type="float" office:value="63021" table:style-name="ce1">
            <text:p>6302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Health</text:p>
          </table:table-cell>
          <table:table-cell office:value-type="string" table:style-name="ce1">
            <text:p>Hawkins Hous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619327" table:style-name="ce1">
            <text:p>61932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llied Irish Banks plc</text:p>
          </table:table-cell>
          <table:table-cell office:value-type="string" table:style-name="ce1">
            <text:p>Central Park Block H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8</text:p>
          </table:table-cell>
          <table:table-cell office:value-type="float" office:value="577200" table:style-name="ce1">
            <text:p>57720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renure College</text:p>
          </table:table-cell>
          <table:table-cell office:value-type="string" table:style-name="ce1">
            <text:p>Out Buildings etc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6W</text:p>
          </table:table-cell>
          <table:table-cell office:value-type="float" office:value="1083" table:style-name="ce1">
            <text:p>108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rish Human Rights &amp; Equality Commission</text:p>
          </table:table-cell>
          <table:table-cell office:value-type="string" table:style-name="ce1">
            <text:p>Third Floor, 16 - 22 Green S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7</text:p>
          </table:table-cell>
          <table:table-cell office:value-type="float" office:value="45709" table:style-name="ce1">
            <text:p>4570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evenue Commissioners</text:p>
          </table:table-cell>
          <table:table-cell office:value-type="string" table:style-name="ce1">
            <text:p>Promenade Rd, Dublin Por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3</text:p>
          </table:table-cell>
          <table:table-cell office:value-type="float" office:value="435097" table:style-name="ce1">
            <text:p>43509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Voluntary Health Insurance Board</text:p>
          </table:table-cell>
          <table:table-cell office:value-type="string" table:style-name="ce1">
            <text:p>2 Waverly Business Park, Old Naas Road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2</text:p>
          </table:table-cell>
          <table:table-cell office:value-type="float" office:value="41902" table:style-name="ce1">
            <text:p>4190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Institute of Technology</text:p>
          </table:table-cell>
          <table:table-cell office:value-type="string" table:style-name="ce1">
            <text:p>14 Mount Street Upper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Voluntary Health Insurance Board</text:p>
          </table:table-cell>
          <table:table-cell office:value-type="string" table:style-name="ce1">
            <text:p>Vhi Swiftcare Airside, Columba House, Airside Retail park, Co. Dubli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119450" table:style-name="ce1">
            <text:p>11945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CHURCH ROAD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6549" table:style-name="ce1">
            <text:p>654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4th floor, Swift Square, Santry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9</text:p>
          </table:table-cell>
          <table:table-cell office:value-type="float" office:value="2273.04" table:style-name="ce1">
            <text:p>2273.0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52/55 Sir John Rogersons Quay Dublin2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ARDGILLAN CASTLE, ARDGILLAN, BALBRIGGAN, CO. Dubli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3137" table:style-name="ce1">
            <text:p>313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Staff Residence, St Helenas, Finglas, Dublin 11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1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CASINO PARK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3</text:p>
          </table:table-cell>
          <table:table-cell office:value-type="float" office:value="3969" table:style-name="ce1">
            <text:p>396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Clondalki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2</text:p>
          </table:table-cell>
          <table:table-cell office:value-type="float" office:value="308" table:style-name="ce1">
            <text:p>30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JOHN STREET WEST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mmission for the Regulation of Utilities</text:p>
          </table:table-cell>
          <table:table-cell office:value-type="string" table:style-name="ce1">
            <text:p>Building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4</text:p>
          </table:table-cell>
          <table:table-cell office:value-type="float" office:value="57450" table:style-name="ce1">
            <text:p>5745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BLACKROCK PARK TOILET <text:s/>ROCK ROAD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774" table:style-name="ce1">
            <text:p>77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HOSTEL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8</text:p>
          </table:table-cell>
          <table:table-cell office:value-type="float" office:value="22819" table:style-name="ce1">
            <text:p>2281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OLD Ireland</text:p>
          </table:table-cell>
          <table:table-cell office:value-type="string" table:style-name="ce1">
            <text:p>St Canice's Road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1</text:p>
          </table:table-cell>
          <table:table-cell office:value-type="float" office:value="154030.26" table:style-name="ce1">
            <text:p>154030.2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ehabGroup</text:p>
          </table:table-cell>
          <table:table-cell office:value-type="string" table:style-name="ce1">
            <text:p>R.C Westland Squar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</text:p>
          </table:table-cell>
          <table:table-cell office:value-type="float" office:value="39111" table:style-name="ce1">
            <text:p>3911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St. Brigids Hom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4</text:p>
          </table:table-cell>
          <table:table-cell office:value-type="float" office:value="522760" table:style-name="ce1">
            <text:p>52276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irGrid Plc</text:p>
          </table:table-cell>
          <table:table-cell office:value-type="string" table:style-name="ce1">
            <text:p>EirGrid Brooklawn Hse - 4th Floor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4</text:p>
          </table:table-cell>
          <table:table-cell office:value-type="float" office:value="166120" table:style-name="ce1">
            <text:p>16612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Bantiarna Na MBuanna Girls</text:p>
          </table:table-cell>
          <table:table-cell office:value-type="string" table:style-name="ce1">
            <text:p>Ballymun Road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9</text:p>
          </table:table-cell>
          <table:table-cell office:value-type="float" office:value="23071.29" table:style-name="ce1">
            <text:p>23071.2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nterprise Ireland</text:p>
          </table:table-cell>
          <table:table-cell office:value-type="string" table:style-name="ce1">
            <text:p>New Building Ballymun Road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9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BUNRATTY DRIV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7</text:p>
          </table:table-cell>
          <table:table-cell office:value-type="float" office:value="5334" table:style-name="ce1">
            <text:p>533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nstitute of Public Administration</text:p>
          </table:table-cell>
          <table:table-cell office:value-type="string" table:style-name="ce1">
            <text:p>57-61 Lansdowne Rd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4</text:p>
          </table:table-cell>
          <table:table-cell office:value-type="float" office:value="170459" table:style-name="ce1">
            <text:p>17045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Clareville Court Community Room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1</text:p>
          </table:table-cell>
          <table:table-cell office:value-type="float" office:value="39299" table:style-name="ce1">
            <text:p>3929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Father Kitt Court Community Hall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2</text:p>
          </table:table-cell>
          <table:table-cell office:value-type="float" office:value="16988" table:style-name="ce1">
            <text:p>1698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Mount Dillon Court Community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5</text:p>
          </table:table-cell>
          <table:table-cell office:value-type="float" office:value="530" table:style-name="ce1">
            <text:p>53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Cois Cairn, Community Centre, Bray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4469" table:style-name="ce1">
            <text:p>446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James Street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ROCHESTOWN HOUSE MAIN BLOCK CANTEE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School of Nursing, D'Olier St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259413" table:style-name="ce1">
            <text:p>25941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a plc</text:p>
          </table:table-cell>
          <table:table-cell office:value-type="string" table:style-name="ce1">
            <text:p>Garden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66581" table:style-name="ce1">
            <text:p>6658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Fleet Street,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ROGERSTOWN QUAY GPNSBS09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208" table:style-name="ce1">
            <text:p>20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ughters of Charity - Intellectual Disability Services</text:p>
          </table:table-cell>
          <table:table-cell office:value-type="string" table:style-name="ce1">
            <text:p>Daughters Of Charity, St Josephs, Clonsilla, Unit 2, Dementia,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5</text:p>
          </table:table-cell>
          <table:table-cell office:value-type="float" office:value="87169" table:style-name="ce1">
            <text:p>8716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Palace Stree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47401" table:style-name="ce1">
            <text:p>4740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ANNES MXD N S</text:p>
          </table:table-cell>
          <table:table-cell office:value-type="string" table:style-name="ce1">
            <text:p>Shankil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8</text:p>
          </table:table-cell>
          <table:table-cell office:value-type="float" office:value="44600" table:style-name="ce1">
            <text:p>4460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Oberstown Education Centre</text:p>
          </table:table-cell>
          <table:table-cell office:value-type="string" table:style-name="ce1">
            <text:p>Oberstown Campus OB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Grange Castle 110kV, Nangor Road, Dublin 22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773" table:style-name="ce1">
            <text:p>77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osmini Community School</text:p>
          </table:table-cell>
          <table:table-cell office:value-type="string" table:style-name="ce1">
            <text:p>Rosmini 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9</text:p>
          </table:table-cell>
          <table:table-cell office:value-type="float" office:value="10280" table:style-name="ce1">
            <text:p>1028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ehabGroup</text:p>
          </table:table-cell>
          <table:table-cell office:value-type="string" table:style-name="ce1">
            <text:p>BASE Mulhuddart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5</text:p>
          </table:table-cell>
          <table:table-cell office:value-type="float" office:value="12435" table:style-name="ce1">
            <text:p>1243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&amp; DÃºn Laoghaire Education &amp; Training Board</text:p>
          </table:table-cell>
          <table:table-cell office:value-type="string" table:style-name="ce1">
            <text:p>Adamstown Community Colleg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64640" table:style-name="ce1">
            <text:p>16464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entral Bank of Ireland</text:p>
          </table:table-cell>
          <table:table-cell office:value-type="string" table:style-name="ce1">
            <text:p>Iveagh Court Car Park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Dominick Street Lower Youth &amp; Community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</text:p>
          </table:table-cell>
          <table:table-cell office:value-type="float" office:value="19030" table:style-name="ce1">
            <text:p>1903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GABRIELS NS</text:p>
          </table:table-cell>
          <table:table-cell office:value-type="string" table:style-name="ce1">
            <text:p>Under Stairs Ground Floor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0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DRESSING SHELTER <text:s/>SAINT PATRICKS PARK, Monkstow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9434" table:style-name="ce1">
            <text:p>943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mployment &amp; Social Protection</text:p>
          </table:table-cell>
          <table:table-cell office:value-type="string" table:style-name="ce1">
            <text:p>ESO Dublin - Swords V4741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OLD GLENABBEY OFFICES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4</text:p>
          </table:table-cell>
          <table:table-cell office:value-type="float" office:value="39601" table:style-name="ce1">
            <text:p>3960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Corduff 220kV St, Ballycooli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202293" table:style-name="ce1">
            <text:p>20229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LUSK C C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199899" table:style-name="ce1">
            <text:p>19989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CLAREMONT PUBLIC CONVENIENCE STRAND ROAD GPBSE09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3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number-rows-repeated="1048375" table:style-name="ro2">
          <table:table-cell table:number-columns-repeated="16384"/>
        </table:table-row>
      </table:table>
      <table:table table:name="right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PB Name</text:p>
          </table:table-cell>
          <table:table-cell office:value-type="string" table:style-name="ce2">
            <text:p>Location</text:p>
          </table:table-cell>
          <table:table-cell office:value-type="string" table:style-name="ce3">
            <text:p>Consumption Category</text:p>
          </table:table-cell>
          <table:table-cell office:value-type="string" table:style-name="ce2">
            <text:p>County</text:p>
          </table:table-cell>
          <table:table-cell office:value-type="string" table:style-name="ce3">
            <text:p>Attributable Total Final Consumption (kWh)</text:p>
          </table:table-cell>
          <table:table-cell office:value-type="string" table:style-name="ce2">
            <text:p>Year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oyal College of Surgeons in Ireland</text:p>
          </table:table-cell>
          <table:table-cell office:value-type="string" table:style-name="ce1">
            <text:p>Millin Hous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</text:p>
          </table:table-cell>
          <table:table-cell office:value-type="float" office:value="172817.79" table:style-name="ce1">
            <text:p>172817.7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 N PEADAR AGUS POL N</text:p>
          </table:table-cell>
          <table:table-cell office:value-type="string" table:style-name="ce1">
            <text:p>Peter<text:s/>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44395.54" table:style-name="ce1">
            <text:p>44395.5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outh Dublin County Council</text:p>
          </table:table-cell>
          <table:table-cell office:value-type="string" table:style-name="ce1">
            <text:p>Jobstown Depot, Blessington Road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4</text:p>
          </table:table-cell>
          <table:table-cell office:value-type="float" office:value="12765.1" table:style-name="ce1">
            <text:p>12765.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RIST THE KING SCHOOLS</text:p>
          </table:table-cell>
          <table:table-cell office:value-type="string" table:style-name="ce1">
            <text:p>Christ the King Boys 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7</text:p>
          </table:table-cell>
          <table:table-cell office:value-type="float" office:value="220169.18" table:style-name="ce1">
            <text:p>220169.1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igital Hub Development Agency</text:p>
          </table:table-cell>
          <table:table-cell office:value-type="string" table:style-name="ce1">
            <text:p>Thomas Cour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69218.58" table:style-name="ce1">
            <text:p>69218.5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NO 2 HARBOUR SQUARE LIBRARY HQ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St Brendans Hospital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7</text:p>
          </table:table-cell>
          <table:table-cell office:value-type="float" office:value="6080837.5099999998" table:style-name="ce1">
            <text:p>6080837.5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mployment &amp; Social Protection</text:p>
          </table:table-cell>
          <table:table-cell office:value-type="string" table:style-name="ce1">
            <text:p>Kilmainham West, 72/100 Inchicore Road, Dublin 8.V4033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329850.58" table:style-name="ce1">
            <text:p>329850.5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spital</text:p>
          </table:table-cell>
          <table:table-cell office:value-type="string" table:style-name="ce1">
            <text:p>9 Charlemont Ave.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Cambridge Court Community Room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4</text:p>
          </table:table-cell>
          <table:table-cell office:value-type="float" office:value="10044.67" table:style-name="ce1">
            <text:p>10044.6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Baldoyl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3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National Rehabilitation Hospital</text:p>
          </table:table-cell>
          <table:table-cell office:value-type="string" table:style-name="ce1">
            <text:p>National rehabilitation hospital main gas supply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1456619.05" table:style-name="ce1">
            <text:p>1456619.0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&amp; DÃºn Laoghaire Education &amp; Training Board</text:p>
          </table:table-cell>
          <table:table-cell office:value-type="string" table:style-name="ce1">
            <text:p>St Mac Daras Community Colleg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6W</text:p>
          </table:table-cell>
          <table:table-cell office:value-type="float" office:value="44236.79" table:style-name="ce1">
            <text:p>44236.7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Donaghmed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&amp; DÃºn Laoghaire Education &amp; Training Board</text:p>
          </table:table-cell>
          <table:table-cell office:value-type="string" table:style-name="ce1">
            <text:p>College of Further Ed Stillorgan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31851.65" table:style-name="ce1">
            <text:p>131851.6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Lismeen Grove Community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Health Centre, Main Street, Howth, County Dubli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25474.28" table:style-name="ce1">
            <text:p>25474.2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a plc</text:p>
          </table:table-cell>
          <table:table-cell office:value-type="string" table:style-name="ce1">
            <text:p>Flight Kitche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Botanic Gardens, Dartry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6</text:p>
          </table:table-cell>
          <table:table-cell office:value-type="float" office:value="312820.82" table:style-name="ce1">
            <text:p>312820.8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outh Dublin County Council</text:p>
          </table:table-cell>
          <table:table-cell office:value-type="string" table:style-name="ce1">
            <text:p>Newcastle Road, Newcastl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14129.83" table:style-name="ce1">
            <text:p>14129.8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National Disability Authority</text:p>
          </table:table-cell>
          <table:table-cell office:value-type="string" table:style-name="ce1">
            <text:p>National Disability Authority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4</text:p>
          </table:table-cell>
          <table:table-cell office:value-type="float" office:value="188821.21" table:style-name="ce1">
            <text:p>188821.2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ristian Brothers, Synge St</text:p>
          </table:table-cell>
          <table:table-cell office:value-type="string" table:style-name="ce1">
            <text:p>Synge St CB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James's Hospital</text:p>
          </table:table-cell>
          <table:table-cell office:value-type="string" table:style-name="ce1">
            <text:p>Church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Loughlinstown Leisure Centre (2)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735133.61" table:style-name="ce1">
            <text:p>735133.6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Deanwood <text:s/>House, 5 Ballymun Road, Glasnevin, Dublin 9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9</text:p>
          </table:table-cell>
          <table:table-cell office:value-type="float" office:value="166392.84" table:style-name="ce1">
            <text:p>166392.8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laiste Iosagain</text:p>
          </table:table-cell>
          <table:table-cell office:value-type="string" table:style-name="ce1">
            <text:p>Colaiste Iosagain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338669.43" table:style-name="ce1">
            <text:p>338669.4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Finglas Women's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1017419.02" table:style-name="ce1">
            <text:p>1017419.0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allaght University Hospital</text:p>
          </table:table-cell>
          <table:table-cell office:value-type="string" table:style-name="ce1">
            <text:p>Tallaght Hospital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4</text:p>
          </table:table-cell>
          <table:table-cell office:value-type="float" office:value="14716455.77" table:style-name="ce1">
            <text:p>14716455.7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153 North Circular Road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7</text:p>
          </table:table-cell>
          <table:table-cell office:value-type="float" office:value="178918.92" table:style-name="ce1">
            <text:p>178918.9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Garda SÃ­ochÃ¡na</text:p>
          </table:table-cell>
          <table:table-cell office:value-type="string" table:style-name="ce1">
            <text:p>BLOCK J PHOENIX PARK DUBLIN 8 CO.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23940.880000000001" table:style-name="ce1">
            <text:p>23940.8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Defence</text:p>
          </table:table-cell>
          <table:table-cell office:value-type="string" table:style-name="ce1">
            <text:p>Clonmel Plac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GABRIELS N S</text:p>
          </table:table-cell>
          <table:table-cell office:value-type="string" table:style-name="ce1">
            <text:p>Downstair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7</text:p>
          </table:table-cell>
          <table:table-cell office:value-type="float" office:value="152638.24" table:style-name="ce1">
            <text:p>152638.2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Swords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Dominic's College</text:p>
          </table:table-cell>
          <table:table-cell office:value-type="string" table:style-name="ce1">
            <text:p>Cabra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7</text:p>
          </table:table-cell>
          <table:table-cell office:value-type="float" office:value="1579901.71" table:style-name="ce1">
            <text:p>1579901.7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&amp; DÃºn Laoghaire Education &amp; Training Board</text:p>
          </table:table-cell>
          <table:table-cell office:value-type="string" table:style-name="ce1">
            <text:p>St. Finian's Sports Centr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49492.74" table:style-name="ce1">
            <text:p>49492.7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oreto College Crumlin Road</text:p>
          </table:table-cell>
          <table:table-cell office:value-type="string" table:style-name="ce1">
            <text:p>Loreto Colleg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2</text:p>
          </table:table-cell>
          <table:table-cell office:value-type="float" office:value="21991.66" table:style-name="ce1">
            <text:p>21991.6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ughters of Charity - Intellectual Disability Services</text:p>
          </table:table-cell>
          <table:table-cell office:value-type="string" table:style-name="ce1">
            <text:p>Daughters Of Charity, Administrator St Josephs, Apt 2, Clonsilla,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UCAN EDUCATE TOGETHER NS</text:p>
          </table:table-cell>
          <table:table-cell office:value-type="string" table:style-name="ce1">
            <text:p>Lucan Educate Together National School, Unit 200 Willsbrook, Lucan, County Dublin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55407.38" table:style-name="ce1">
            <text:p>155407.3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Institute of Technology</text:p>
          </table:table-cell>
          <table:table-cell office:value-type="string" table:style-name="ce1">
            <text:p>DIT Main Building Cathal Brugha Street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</text:p>
          </table:table-cell>
          <table:table-cell office:value-type="float" office:value="656115.69999999995" table:style-name="ce1">
            <text:p>656115.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rish Prison Service</text:p>
          </table:table-cell>
          <table:table-cell office:value-type="string" table:style-name="ce1">
            <text:p>Phisborough offic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7</text:p>
          </table:table-cell>
          <table:table-cell office:value-type="float" office:value="239648.77" table:style-name="ce1">
            <text:p>239648.7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Beaumont Hospital</text:p>
          </table:table-cell>
          <table:table-cell office:value-type="string" table:style-name="ce1">
            <text:p>St Josephs Raheny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5</text:p>
          </table:table-cell>
          <table:table-cell office:value-type="float" office:value="1371631.71" table:style-name="ce1">
            <text:p>1371631.7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ity of Dublin Education &amp; Training Board</text:p>
          </table:table-cell>
          <table:table-cell office:value-type="string" table:style-name="ce1">
            <text:p>Killester Colleg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a plc</text:p>
          </table:table-cell>
          <table:table-cell office:value-type="string" table:style-name="ce1">
            <text:p>DCP-24 Garden Ca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Biomedical Sciences Institute, Pearse Street. Boiler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5176339.87" table:style-name="ce1">
            <text:p>5176339.8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66 Newbrook Avenue, Donaghmede, Dublin 13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3</text:p>
          </table:table-cell>
          <table:table-cell office:value-type="float" office:value="27857.37" table:style-name="ce1">
            <text:p>27857.3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irGrid Plc</text:p>
          </table:table-cell>
          <table:table-cell office:value-type="string" table:style-name="ce1">
            <text:p>EirGrid Brooklawn House - Landlord Gas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4</text:p>
          </table:table-cell>
          <table:table-cell office:value-type="float" office:value="71990.02" table:style-name="ce1">
            <text:p>71990.0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University</text:p>
          </table:table-cell>
          <table:table-cell office:value-type="string" table:style-name="ce1">
            <text:p>DCU Alpha Innovation Campus (IH)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9</text:p>
          </table:table-cell>
          <table:table-cell office:value-type="float" office:value="441576.81" table:style-name="ce1">
            <text:p>441576.8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Gardiners Lodge 40 Bride Street Dublin 8 Dublin City DB I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</text:p>
          </table:table-cell>
          <table:table-cell office:value-type="float" office:value="39502.19" table:style-name="ce1">
            <text:p>39502.1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University</text:p>
          </table:table-cell>
          <table:table-cell office:value-type="string" table:style-name="ce1">
            <text:p>DCU University Sports Campu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9</text:p>
          </table:table-cell>
          <table:table-cell office:value-type="float" office:value="321301.42" table:style-name="ce1">
            <text:p>321301.4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ppagh National Orthopaedic Hospital</text:p>
          </table:table-cell>
          <table:table-cell office:value-type="string" table:style-name="ce1">
            <text:p>Main Hospital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1</text:p>
          </table:table-cell>
          <table:table-cell office:value-type="float" office:value="3594320.27" table:style-name="ce1">
            <text:p>3594320.2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ughters of Charity - Intellectual Disability Services</text:p>
          </table:table-cell>
          <table:table-cell office:value-type="string" table:style-name="ce1">
            <text:p>Daughters Of Charity, Administrator St Josephs, Apt 6, Clonsilla,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5</text:p>
          </table:table-cell>
          <table:table-cell office:value-type="float" office:value="68680.990000000005" table:style-name="ce1">
            <text:p>68680.9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Vincents Secondary School Glasnevin</text:p>
          </table:table-cell>
          <table:table-cell office:value-type="string" table:style-name="ce1">
            <text:p>Main office and Boiler hous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1</text:p>
          </table:table-cell>
          <table:table-cell office:value-type="float" office:value="146662.49" table:style-name="ce1">
            <text:p>146662.4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nstitute of Public Administration</text:p>
          </table:table-cell>
          <table:table-cell office:value-type="string" table:style-name="ce1">
            <text:p>House 61 - The Lodg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4</text:p>
          </table:table-cell>
          <table:table-cell office:value-type="float" office:value="42351.61" table:style-name="ce1">
            <text:p>42351.6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 N CHOLMCILLE C</text:p>
          </table:table-cell>
          <table:table-cell office:value-type="string" table:style-name="ce1">
            <text:p>Sword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205686.67" table:style-name="ce1">
            <text:p>205686.6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oly Family School for the Deaf</text:p>
          </table:table-cell>
          <table:table-cell office:value-type="string" table:style-name="ce1">
            <text:p>Ratoath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7</text:p>
          </table:table-cell>
          <table:table-cell office:value-type="float" office:value="1579901.71" table:style-name="ce1">
            <text:p>1579901.7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Garda SÃ­ochÃ¡na</text:p>
          </table:table-cell>
          <table:table-cell office:value-type="string" table:style-name="ce1">
            <text:p>KEVIN ST GARDA STATION 41 KEVIN STREET UPPER DUBLIN 8 CO.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2638.35" table:style-name="ce1">
            <text:p>2638.3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oly Child National School</text:p>
          </table:table-cell>
          <table:table-cell office:value-type="string" table:style-name="ce1">
            <text:p>Larkhill Road, Whitehal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9</text:p>
          </table:table-cell>
          <table:table-cell office:value-type="float" office:value="206797.93" table:style-name="ce1">
            <text:p>206797.9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NO 1 <text:s/>HARBOUR VIEW CROFTON ROAD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112315.24" table:style-name="ce1">
            <text:p>112315.2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OUR LADY OF CONSOLATION NS</text:p>
          </table:table-cell>
          <table:table-cell office:value-type="string" table:style-name="ce1">
            <text:p>Our Lady of Consolation 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5</text:p>
          </table:table-cell>
          <table:table-cell office:value-type="float" office:value="227880.38" table:style-name="ce1">
            <text:p>227880.3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2 Clare Street Mews, D2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39642.9" table:style-name="ce1">
            <text:p>39642.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nable Ireland Sandymount School</text:p>
          </table:table-cell>
          <table:table-cell office:value-type="string" table:style-name="ce1">
            <text:p>Basement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4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University College Dublin</text:p>
          </table:table-cell>
          <table:table-cell office:value-type="string" table:style-name="ce1">
            <text:p>Roebuck Castl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4</text:p>
          </table:table-cell>
          <table:table-cell office:value-type="float" office:value="783176.83" table:style-name="ce1">
            <text:p>783176.8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Baldoyl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3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Defence</text:p>
          </table:table-cell>
          <table:table-cell office:value-type="string" table:style-name="ce1">
            <text:p>Phoenix Hse Training Ratra Hs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The Mansion House, Caretakers Fla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1229.43" table:style-name="ce1">
            <text:p>1229.4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Swords Fire Statio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124142.26" table:style-name="ce1">
            <text:p>124142.2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The CSSD Unit D7, Eccles Street, Phibsborough, Dublin 7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7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Josephs CBS Secondary School</text:p>
          </table:table-cell>
          <table:table-cell office:value-type="string" table:style-name="ce1">
            <text:p>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3</text:p>
          </table:table-cell>
          <table:table-cell office:value-type="float" office:value="146333.26" table:style-name="ce1">
            <text:p>146333.2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&amp; DÃºn Laoghaire Education &amp; Training Board</text:p>
          </table:table-cell>
          <table:table-cell office:value-type="string" table:style-name="ce1">
            <text:p>Greenhills Community Colleg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2</text:p>
          </table:table-cell>
          <table:table-cell office:value-type="float" office:value="433137.69" table:style-name="ce1">
            <text:p>433137.6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National Treasury Management Agency</text:p>
          </table:table-cell>
          <table:table-cell office:value-type="string" table:style-name="ce1">
            <text:p>Treasury Building<text:s/>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783862.58" table:style-name="ce1">
            <text:p>783862.5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Unit 9 (Academic), TTEC, D 2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11696.23" table:style-name="ce1">
            <text:p>11696.2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mployment &amp; Social Protection</text:p>
          </table:table-cell>
          <table:table-cell office:value-type="string" table:style-name="ce1">
            <text:p>Blanchardstown SWLO,Westend Retail Pk, Snugborough Rd, Dublin 15. V3420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5</text:p>
          </table:table-cell>
          <table:table-cell office:value-type="float" office:value="44537.06" table:style-name="ce1">
            <text:p>44537.0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University College Dublin</text:p>
          </table:table-cell>
          <table:table-cell office:value-type="string" table:style-name="ce1">
            <text:p>Newman Hous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Unit E3 Station Road, Crag Avenue, Clondalkin, Dublin 22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165A Parnell Street, Dublin 01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Markievicz Leisure Center Swimming Pool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</text:p>
          </table:table-cell>
          <table:table-cell office:value-type="float" office:value="602901.31000000006" table:style-name="ce1">
            <text:p>602901.3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Goatstow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4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eeverstown House</text:p>
          </table:table-cell>
          <table:table-cell office:value-type="string" table:style-name="ce1">
            <text:p>Cheeverstown House, Kilvare,Templeogu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6W</text:p>
          </table:table-cell>
          <table:table-cell office:value-type="float" office:value="221498.73" table:style-name="ce1">
            <text:p>221498.7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Broomhill Ind Est, 44 Broomhill Close, Tallaght, Dublin 24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4</text:p>
          </table:table-cell>
          <table:table-cell office:value-type="float" office:value="56136.87" table:style-name="ce1">
            <text:p>56136.8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BRIGIDS N S MERVILLE <text:s/>RD</text:p>
          </table:table-cell>
          <table:table-cell office:value-type="string" table:style-name="ce1">
            <text:p>Stillorgan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47140.32" table:style-name="ce1">
            <text:p>47140.3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Garda SÃ­ochÃ¡na</text:p>
          </table:table-cell>
          <table:table-cell office:value-type="string" table:style-name="ce1">
            <text:p>TERENURE ROAD WEST DUBLIN 6W CO.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232732.24" table:style-name="ce1">
            <text:p>232732.2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1 Grangegorman Villas, Grangegorman, Dublin 7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7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ildren's Health Ireland (CHI) at Crumlin</text:p>
          </table:table-cell>
          <table:table-cell office:value-type="string" table:style-name="ce1">
            <text:p>Pathology <text:s/>Building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2</text:p>
          </table:table-cell>
          <table:table-cell office:value-type="float" office:value="59.53" table:style-name="ce1">
            <text:p>59.5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ater Misericordiae University Hospital</text:p>
          </table:table-cell>
          <table:table-cell office:value-type="string" table:style-name="ce1">
            <text:p>Mater Hospital, Accounts Payable, Eccles Street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7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&amp; DÃºn Laoghaire Education &amp; Training Board</text:p>
          </table:table-cell>
          <table:table-cell office:value-type="string" table:style-name="ce1">
            <text:p>Kishoge Community Colleg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360963.26" table:style-name="ce1">
            <text:p>360963.2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he Irish Museum of Modern Art</text:p>
          </table:table-cell>
          <table:table-cell office:value-type="string" table:style-name="ce1">
            <text:p>MUSEUM BUILDING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8</text:p>
          </table:table-cell>
          <table:table-cell office:value-type="float" office:value="43841.71" table:style-name="ce1">
            <text:p>43841.7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MOUNTTOWN COMMUNITY CENTRE, Meadowlands Avenue, Dun Laoghai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80473.73" table:style-name="ce1">
            <text:p>80473.7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oly Spirit Junior Primary School</text:p>
          </table:table-cell>
          <table:table-cell office:value-type="string" table:style-name="ce1">
            <text:p>Holy Spirit Junior Primary 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2</text:p>
          </table:table-cell>
          <table:table-cell office:value-type="float" office:value="118945.84" table:style-name="ce1">
            <text:p>118945.8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oreto High Schoo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4</text:p>
          </table:table-cell>
          <table:table-cell office:value-type="float" office:value="133668.28" table:style-name="ce1">
            <text:p>133668.2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int John of God Community Services clg</text:p>
          </table:table-cell>
          <table:table-cell office:value-type="string" table:style-name="ce1">
            <text:p>Kildarto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37540.339999999997" table:style-name="ce1">
            <text:p>37540.3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Health Centre, Main Street, Lusk, County Dubli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17019.84" table:style-name="ce1">
            <text:p>17019.8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eeverstown House</text:p>
          </table:table-cell>
          <table:table-cell office:value-type="string" table:style-name="ce1">
            <text:p>Cheevesrtown House,Kilvare, Templeogu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6W</text:p>
          </table:table-cell>
          <table:table-cell office:value-type="float" office:value="1593541.75" table:style-name="ce1">
            <text:p>1593541.7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ducation &amp; Skills</text:p>
          </table:table-cell>
          <table:table-cell office:value-type="string" table:style-name="ce1">
            <text:p>DES, House 28, Marlborough Street, Dublin 1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90411.07" table:style-name="ce1">
            <text:p>90411.0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&amp; DÃºn Laoghaire Education &amp; Training Board</text:p>
          </table:table-cell>
          <table:table-cell office:value-type="string" table:style-name="ce1">
            <text:p>South Dublin Adult Ed 3 Quinns Rd Shankil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Finglas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Osprey House, Lwr Grand Canal Stree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Finglas Library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1</text:p>
          </table:table-cell>
          <table:table-cell office:value-type="float" office:value="45639.4" table:style-name="ce1">
            <text:p>45639.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Goldsmith Hal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945548.56" table:style-name="ce1">
            <text:p>945548.5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Finglas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Tom Kelly Hous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6</text:p>
          </table:table-cell>
          <table:table-cell office:value-type="float" office:value="1628.11" table:style-name="ce1">
            <text:p>1628.1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Swords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llied Irish Banks plc</text:p>
          </table:table-cell>
          <table:table-cell office:value-type="string" table:style-name="ce1">
            <text:p>Skerries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17344.560000000001" table:style-name="ce1">
            <text:p>17344.5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Voluntary Health Insurance Board</text:p>
          </table:table-cell>
          <table:table-cell office:value-type="string" table:style-name="ce1">
            <text:p>VHI House, Abbey Street Lower, Dublin 1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556441.09" table:style-name="ce1">
            <text:p>556441.0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Vincent's Hospital Fairview</text:p>
          </table:table-cell>
          <table:table-cell office:value-type="string" table:style-name="ce1">
            <text:p>Substance Abuse Gatelodg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3</text:p>
          </table:table-cell>
          <table:table-cell office:value-type="float" office:value="23082.18" table:style-name="ce1">
            <text:p>23082.1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rvia (Business Services)</text:p>
          </table:table-cell>
          <table:table-cell office:value-type="string" table:style-name="ce1">
            <text:p>Donmoy House - Finglas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ount Anville Primary School</text:p>
          </table:table-cell>
          <table:table-cell office:value-type="string" table:style-name="ce1">
            <text:p>Mt Anville P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98992.02" table:style-name="ce1">
            <text:p>198992.0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Culture, Heritage &amp; the Gaeltacht</text:p>
          </table:table-cell>
          <table:table-cell office:value-type="string" table:style-name="ce1">
            <text:p>23 Kildare Stree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10668.51" table:style-name="ce1">
            <text:p>10668.5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Michaels College Ailesbury Road 60561G</text:p>
          </table:table-cell>
          <table:table-cell office:value-type="string" table:style-name="ce1">
            <text:p>Ailesbury Road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4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eeverstown House</text:p>
          </table:table-cell>
          <table:table-cell office:value-type="string" table:style-name="ce1">
            <text:p>19 Monalea Wood Firhouse,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4</text:p>
          </table:table-cell>
          <table:table-cell office:value-type="float" office:value="80124.66" table:style-name="ce1">
            <text:p>80124.6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Health Centre, 150 Cromcastle Road, Coolock, Dublin 5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Unit 9 (Academic Landlord), TTEC, D2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19751.09" table:style-name="ce1">
            <text:p>19751.0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mployment &amp; Social Protection</text:p>
          </table:table-cell>
          <table:table-cell office:value-type="string" table:style-name="ce1">
            <text:p>Clondalkin Intreo, Ninth Lock Rd., Clondalk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2</text:p>
          </table:table-cell>
          <table:table-cell office:value-type="float" office:value="158610.39000000001" table:style-name="ce1">
            <text:p>158610.3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Dublin Airport Central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a plc</text:p>
          </table:table-cell>
          <table:table-cell office:value-type="string" table:style-name="ce1">
            <text:p>Hangar 1 - GNIB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RYSFORT NS</text:p>
          </table:table-cell>
          <table:table-cell office:value-type="string" table:style-name="ce1">
            <text:p>Carysfort N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40273.4" table:style-name="ce1">
            <text:p>40273.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St Clares Home, 503A Griffith Avenue Ext, Griffith Ave, Dublin 9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9</text:p>
          </table:table-cell>
          <table:table-cell office:value-type="float" office:value="647979.66" table:style-name="ce1">
            <text:p>647979.6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Carmichael House, 9 Morning Star Avenue, Grangegorman, Dublin 7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7</text:p>
          </table:table-cell>
          <table:table-cell office:value-type="float" office:value="136850.54" table:style-name="ce1">
            <text:p>136850.5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 N SAN VINSEANN CAILIN</text:p>
          </table:table-cell>
          <table:table-cell office:value-type="string" table:style-name="ce1">
            <text:p>Boys 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</text:p>
          </table:table-cell>
          <table:table-cell office:value-type="float" office:value="136825.28" table:style-name="ce1">
            <text:p>136825.2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ity of Dublin Education &amp; Training Board</text:p>
          </table:table-cell>
          <table:table-cell office:value-type="string" table:style-name="ce1">
            <text:p>Pavilion, Swords Road, Whitehal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9</text:p>
          </table:table-cell>
          <table:table-cell office:value-type="float" office:value="11566.35" table:style-name="ce1">
            <text:p>11566.3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G P Health Centre, Brookfield Road, Tallaght, Dublin 24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4</text:p>
          </table:table-cell>
          <table:table-cell office:value-type="float" office:value="56708.74" table:style-name="ce1">
            <text:p>56708.7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mployment &amp; Social Protection</text:p>
          </table:table-cell>
          <table:table-cell office:value-type="string" table:style-name="ce1">
            <text:p>IT TrainingParnell Square,Dublin 1.V2891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OLAS</text:p>
          </table:table-cell>
          <table:table-cell office:value-type="string" table:style-name="ce1">
            <text:p>SOLAS (formerly F?S) Training Centre, Ballyfermot Hill, Kylemore Road, Ballyfermot, Dublin 10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0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evenue Commissioners</text:p>
          </table:table-cell>
          <table:table-cell office:value-type="string" table:style-name="ce1">
            <text:p>Furry Park, <text:s/>Santry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9</text:p>
          </table:table-cell>
          <table:table-cell office:value-type="float" office:value="295544.81" table:style-name="ce1">
            <text:p>295544.8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Marys Secondary School Brookwood Meadow</text:p>
          </table:table-cell>
          <table:table-cell office:value-type="string" table:style-name="ce1">
            <text:p>Prep Room - Room 2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5</text:p>
          </table:table-cell>
          <table:table-cell office:value-type="float" office:value="389.66" table:style-name="ce1">
            <text:p>389.6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rish Prison Service</text:p>
          </table:table-cell>
          <table:table-cell office:value-type="string" table:style-name="ce1">
            <text:p>44 Arbour Hill, Arbour Hill, Dublin 7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7</text:p>
          </table:table-cell>
          <table:table-cell office:value-type="float" office:value="347058.93" table:style-name="ce1">
            <text:p>347058.9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arda Inspectorate<text:s/></text:p>
          </table:table-cell>
          <table:table-cell office:value-type="string" table:style-name="ce1">
            <text:p>Basement Ap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8398.52" table:style-name="ce1">
            <text:p>8398.5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Hawthorns, Stillorgan Grove, Stillorgan, County Dubli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400563.77" table:style-name="ce1">
            <text:p>400563.7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oyal Hospital</text:p>
          </table:table-cell>
          <table:table-cell office:value-type="string" table:style-name="ce1">
            <text:p>Royal Hospital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4</text:p>
          </table:table-cell>
          <table:table-cell office:value-type="float" office:value="21333.200000000001" table:style-name="ce1">
            <text:p>21333.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Mellowes Road Civic Offic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1</text:p>
          </table:table-cell>
          <table:table-cell office:value-type="float" office:value="97437.65" table:style-name="ce1">
            <text:p>97437.6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ughters of Charity â€“ Child &amp; Family Services</text:p>
          </table:table-cell>
          <table:table-cell office:value-type="string" table:style-name="ce1">
            <text:p>North William Street<text:s/>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</text:p>
          </table:table-cell>
          <table:table-cell office:value-type="float" office:value="22350.66" table:style-name="ce1">
            <text:p>22350.6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ducation &amp; Skills</text:p>
          </table:table-cell>
          <table:table-cell office:value-type="string" table:style-name="ce1">
            <text:p>ESBS, Floor 6, The Liberty Centre, Blanchardstown Retail Park, Dublin 15 D15YT2H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5</text:p>
          </table:table-cell>
          <table:table-cell office:value-type="float" office:value="181189.28" table:style-name="ce1">
            <text:p>181189.2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owerstown Educate Together National School</text:p>
          </table:table-cell>
          <table:table-cell office:value-type="string" table:style-name="ce1">
            <text:p>Powerstown Educate Together N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he Irish Museum of Modern Art</text:p>
          </table:table-cell>
          <table:table-cell office:value-type="string" table:style-name="ce1">
            <text:p>MUSEUM BUILDING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8</text:p>
          </table:table-cell>
          <table:table-cell office:value-type="float" office:value="2904268.62" table:style-name="ce1">
            <text:p>2904268.6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eeverstown House</text:p>
          </table:table-cell>
          <table:table-cell office:value-type="string" table:style-name="ce1">
            <text:p>71 Kiltipper Drive,Aylesbury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4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Baggot Street Community Hospital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Marks Community School</text:p>
          </table:table-cell>
          <table:table-cell office:value-type="string" table:style-name="ce1">
            <text:p>at science block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4</text:p>
          </table:table-cell>
          <table:table-cell office:value-type="float" office:value="524396.64" table:style-name="ce1">
            <text:p>524396.6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Artan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ndford Park School Ltd</text:p>
          </table:table-cell>
          <table:table-cell office:value-type="string" table:style-name="ce1">
            <text:p>RANELAGH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6</text:p>
          </table:table-cell>
          <table:table-cell office:value-type="float" office:value="99537.5" table:style-name="ce1">
            <text:p>99537.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Phibsboro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3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Transport, Tourism &amp; Sport</text:p>
          </table:table-cell>
          <table:table-cell office:value-type="string" table:style-name="ce1">
            <text:p>25 Clare Stree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204105.35" table:style-name="ce1">
            <text:p>204105.3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7 EDUCATE TOGETHER NS</text:p>
          </table:table-cell>
          <table:table-cell office:value-type="string" table:style-name="ce1">
            <text:p>Dublin 7 Educate Together N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7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 Institute of Art, Design &amp; Technology<text:s/></text:p>
          </table:table-cell>
          <table:table-cell office:value-type="string" table:style-name="ce1">
            <text:p>Media Cub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77636.039999999994" table:style-name="ce1">
            <text:p>77636.0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AELSCOIL CHOLAISTE MHUIRE</text:p>
          </table:table-cell>
          <table:table-cell office:value-type="string" table:style-name="ce1">
            <text:p>yard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Glasnevi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9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St Michaels Hospital, 99 Georges Street Lower, Dun Laoghaire, Co. Dubli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Lucan Road, Chapelizod, Dublin 20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0</text:p>
          </table:table-cell>
          <table:table-cell office:value-type="float" office:value="965396.17" table:style-name="ce1">
            <text:p>965396.1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a plc</text:p>
          </table:table-cell>
          <table:table-cell office:value-type="string" table:style-name="ce1">
            <text:p>DCP-16 Carpenters and Painters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oyal College of Surgeons in Ireland</text:p>
          </table:table-cell>
          <table:table-cell office:value-type="string" table:style-name="ce1">
            <text:p>Ardilaun Block B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194414.81" table:style-name="ce1">
            <text:p>194414.8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Raheny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MARKS JUNIOR N S</text:p>
          </table:table-cell>
          <table:table-cell office:value-type="string" table:style-name="ce1">
            <text:p>External to boiler hous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4</text:p>
          </table:table-cell>
          <table:table-cell office:value-type="float" office:value="221596.14" table:style-name="ce1">
            <text:p>221596.1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National Rehabilitation Hospital</text:p>
          </table:table-cell>
          <table:table-cell office:value-type="string" table:style-name="ce1">
            <text:p>Kitchen 1, Rochestown avenu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-1274.53" table:style-name="ce1">
            <text:p>-1274.5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Patricks Cathedral G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rish Prison Service</text:p>
          </table:table-cell>
          <table:table-cell office:value-type="string" table:style-name="ce1">
            <text:p>Equality &amp; Law Reform, Arbour Hill, Arbour Hill, Dublin 7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7</text:p>
          </table:table-cell>
          <table:table-cell office:value-type="float" office:value="148779.49" table:style-name="ce1">
            <text:p>148779.4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&amp; DÃºn Laoghaire Education &amp; Training Board</text:p>
          </table:table-cell>
          <table:table-cell office:value-type="string" table:style-name="ce1">
            <text:p>CFE Dundrum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4</text:p>
          </table:table-cell>
          <table:table-cell office:value-type="float" office:value="69837.350000000006" table:style-name="ce1">
            <text:p>69837.3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26/29, Old Kilmainham, Kilmainham, Dublin 8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91366.29" table:style-name="ce1">
            <text:p>91366.2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Malahide Public Library, The Mall, Malahid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28980.59" table:style-name="ce1">
            <text:p>128980.5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Raphaelas Secondary School</text:p>
          </table:table-cell>
          <table:table-cell office:value-type="string" table:style-name="ce1">
            <text:p>Boiler hous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289141.51" table:style-name="ce1">
            <text:p>289141.5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Garda SÃ­ochÃ¡na</text:p>
          </table:table-cell>
          <table:table-cell office:value-type="string" table:style-name="ce1">
            <text:p>SCHENGEN UNIT GARDA HQ PHOENIX PARK DUBLIN 8 CO.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130010.67" table:style-name="ce1">
            <text:p>130010.6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Central Mental Hospital, 151 Dundrum Road, Dundrum, Dublin 14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4</text:p>
          </table:table-cell>
          <table:table-cell office:value-type="float" office:value="890466.13" table:style-name="ce1">
            <text:p>890466.1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Garda SÃ­ochÃ¡na</text:p>
          </table:table-cell>
          <table:table-cell office:value-type="string" table:style-name="ce1">
            <text:p>BOILER HOUSE GARDA DEPOT 11 PHOENIX PARK DUBLIN 8 CO.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89496.44" table:style-name="ce1">
            <text:p>89496.4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ughters of Charity - Intellectual Disability Services</text:p>
          </table:table-cell>
          <table:table-cell office:value-type="string" table:style-name="ce1">
            <text:p>St Rosalies Centre, Convent Lane, Portmarnock,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191773.32" table:style-name="ce1">
            <text:p>191773.3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Lorcan O'Toole Court Community Area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2</text:p>
          </table:table-cell>
          <table:table-cell office:value-type="float" office:value="32993.360000000001" table:style-name="ce1">
            <text:p>32993.3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a plc</text:p>
          </table:table-cell>
          <table:table-cell office:value-type="string" table:style-name="ce1">
            <text:p>Garden Terrace T1X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int John of God Community Services clg</text:p>
          </table:table-cell>
          <table:table-cell office:value-type="string" table:style-name="ce1">
            <text:p>Las Granadas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4</text:p>
          </table:table-cell>
          <table:table-cell office:value-type="float" office:value="390560.59" table:style-name="ce1">
            <text:p>390560.5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Drumcondra Library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9</text:p>
          </table:table-cell>
          <table:table-cell office:value-type="float" office:value="39465.21" table:style-name="ce1">
            <text:p>39465.2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eeverstown House</text:p>
          </table:table-cell>
          <table:table-cell office:value-type="string" table:style-name="ce1">
            <text:p>3 Hillcrest,Templeogu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6W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Paul's CBS</text:p>
          </table:table-cell>
          <table:table-cell office:value-type="string" table:style-name="ce1">
            <text:p>St Paul's CB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7</text:p>
          </table:table-cell>
          <table:table-cell office:value-type="float" office:value="179964.33" table:style-name="ce1">
            <text:p>179964.3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Santry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9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Garda SÃ­ochÃ¡na</text:p>
          </table:table-cell>
          <table:table-cell office:value-type="string" table:style-name="ce1">
            <text:p>GARDA SPORTS PAVILLION 11 PHOENIX PARK DUBLIN 8 CO.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rhouse Educate Together National School<text:s/>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4</text:p>
          </table:table-cell>
          <table:table-cell office:value-type="float" office:value="91451.07" table:style-name="ce1">
            <text:p>91451.0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ughters of Charity - Intellectual Disability Services</text:p>
          </table:table-cell>
          <table:table-cell office:value-type="string" table:style-name="ce1">
            <text:p>Daughters Of Charity, Administrator St Josephs, Apt 3, Clonsilla,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5</text:p>
          </table:table-cell>
          <table:table-cell office:value-type="float" office:value="55725.56" table:style-name="ce1">
            <text:p>55725.5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Richmond Road, Fairview, Dublin 3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3</text:p>
          </table:table-cell>
          <table:table-cell office:value-type="float" office:value="2510799.98" table:style-name="ce1">
            <text:p>2510799.9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PAULS JUNIOR NATIONAL SCHOOL</text:p>
          </table:table-cell>
          <table:table-cell office:value-type="string" table:style-name="ce1">
            <text:p>Ayrfield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3</text:p>
          </table:table-cell>
          <table:table-cell office:value-type="float" office:value="197473.06" table:style-name="ce1">
            <text:p>197473.0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oyal Hospital</text:p>
          </table:table-cell>
          <table:table-cell office:value-type="string" table:style-name="ce1">
            <text:p>Royal Hospital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4</text:p>
          </table:table-cell>
          <table:table-cell office:value-type="float" office:value="18201.46" table:style-name="ce1">
            <text:p>18201.4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&amp; DÃºn Laoghaire Education &amp; Training Board</text:p>
          </table:table-cell>
          <table:table-cell office:value-type="string" table:style-name="ce1">
            <text:p>Ad Ed Mulgrave Street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COIL NA MAIGHDINE MHUIRE BOY</text:p>
          </table:table-cell>
          <table:table-cell office:value-type="string" table:style-name="ce1">
            <text:p>Our Lady's Boys National School Ballinteer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6</text:p>
          </table:table-cell>
          <table:table-cell office:value-type="float" office:value="110663.67" table:style-name="ce1">
            <text:p>110663.6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Institute of Technology</text:p>
          </table:table-cell>
          <table:table-cell office:value-type="string" table:style-name="ce1">
            <text:p>DIT Rathmines School of Music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6</text:p>
          </table:table-cell>
          <table:table-cell office:value-type="float" office:value="353005.82" table:style-name="ce1">
            <text:p>353005.8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eamount Hospital Newcastle</text:p>
          </table:table-cell>
          <table:table-cell office:value-type="string" table:style-name="ce1">
            <text:p>Peamount Hospital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739535.37" table:style-name="ce1">
            <text:p>739535.3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ombe Women &amp; Infants University Hospital</text:p>
          </table:table-cell>
          <table:table-cell office:value-type="string" table:style-name="ce1">
            <text:p>Coombe Cafe Entranc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8</text:p>
          </table:table-cell>
          <table:table-cell office:value-type="float" office:value="35319.61" table:style-name="ce1">
            <text:p>35319.6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UE Westland Park Willow, Nangor Road, Clondalkin, Dublin 22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Swift Square, Santry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olywell Educate Together National School</text:p>
          </table:table-cell>
          <table:table-cell office:value-type="string" table:style-name="ce1">
            <text:p>Holywell ETN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10663.67" table:style-name="ce1">
            <text:p>110663.6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COIL NAIS CAITRIONA</text:p>
          </table:table-cell>
          <table:table-cell office:value-type="string" table:style-name="ce1">
            <text:p>ST.CATHERINES rush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Water Services Depot, Ballycoolin IDA, Dublin 15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5</text:p>
          </table:table-cell>
          <table:table-cell office:value-type="float" office:value="109653.43" table:style-name="ce1">
            <text:p>109653.4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ancial Services and Pensions Ombudsman</text:p>
          </table:table-cell>
          <table:table-cell office:value-type="string" table:style-name="ce1">
            <text:p>Lincoln House, Lincoln Place,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85483.74" table:style-name="ce1">
            <text:p>85483.7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llied Irish Banks plc</text:p>
          </table:table-cell>
          <table:table-cell office:value-type="string" table:style-name="ce1">
            <text:p>Vodafone Datacentre (Omega)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5</text:p>
          </table:table-cell>
          <table:table-cell office:value-type="float" office:value="65179.02" table:style-name="ce1">
            <text:p>65179.0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entral Remedial Clinic</text:p>
          </table:table-cell>
          <table:table-cell office:value-type="string" table:style-name="ce1">
            <text:p>Firhouse Day Activity Centre Firhous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4</text:p>
          </table:table-cell>
          <table:table-cell office:value-type="float" office:value="35890.58" table:style-name="ce1">
            <text:p>35890.5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Institute of Technology</text:p>
          </table:table-cell>
          <table:table-cell office:value-type="string" table:style-name="ce1">
            <text:p>35 New Bride Street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8</text:p>
          </table:table-cell>
          <table:table-cell office:value-type="float" office:value="12432.27" table:style-name="ce1">
            <text:p>12432.2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Office of the Comptroller &amp; Auditor General</text:p>
          </table:table-cell>
          <table:table-cell office:value-type="string" table:style-name="ce1">
            <text:p>3A Mayor Street Upper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270450.7" table:style-name="ce1">
            <text:p>270450.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fence Forces</text:p>
          </table:table-cell>
          <table:table-cell office:value-type="string" table:style-name="ce1">
            <text:p>No.1 Hanger Casement Aerodrom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180182.62" table:style-name="ce1">
            <text:p>180182.6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nvironmental Heatlh Service - Northumberland House, 12 Northumberland Avenu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int John of God Community Services clg</text:p>
          </table:table-cell>
          <table:table-cell office:value-type="string" table:style-name="ce1">
            <text:p>Dunmore Hous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488460.21" table:style-name="ce1">
            <text:p>488460.2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int John of God Community Services clg</text:p>
          </table:table-cell>
          <table:table-cell office:value-type="string" table:style-name="ce1">
            <text:p>Lucena Tallaght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4</text:p>
          </table:table-cell>
          <table:table-cell office:value-type="float" office:value="156215.57999999999" table:style-name="ce1">
            <text:p>156215.5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mpleogue College</text:p>
          </table:table-cell>
          <table:table-cell office:value-type="string" table:style-name="ce1">
            <text:p>Compound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6W</text:p>
          </table:table-cell>
          <table:table-cell office:value-type="float" office:value="195993.78" table:style-name="ce1">
            <text:p>195993.7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Thomas Court Centre, 26 Hanbury Lane, The Coombe, Dublin 8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8</text:p>
          </table:table-cell>
          <table:table-cell office:value-type="float" office:value="136229.06" table:style-name="ce1">
            <text:p>136229.0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llied Irish Banks plc</text:p>
          </table:table-cell>
          <table:table-cell office:value-type="string" table:style-name="ce1">
            <text:p>Sandymoun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4</text:p>
          </table:table-cell>
          <table:table-cell office:value-type="float" office:value="19819.650000000001" table:style-name="ce1">
            <text:p>19819.6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OUR LADY QUEEN OF APOSTLES</text:p>
          </table:table-cell>
          <table:table-cell office:value-type="string" table:style-name="ce1">
            <text:p>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2</text:p>
          </table:table-cell>
          <table:table-cell office:value-type="float" office:value="147159.5" table:style-name="ce1">
            <text:p>147159.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Dartmouth House, Kylemore Road, Ballyfermot, Dublin 10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0</text:p>
          </table:table-cell>
          <table:table-cell office:value-type="float" office:value="63563.040000000001" table:style-name="ce1">
            <text:p>63563.0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Garda SÃ­ochÃ¡na</text:p>
          </table:table-cell>
          <table:table-cell office:value-type="string" table:style-name="ce1">
            <text:p>RATHGAR ROAD DUBLIN 6 CO.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6</text:p>
          </table:table-cell>
          <table:table-cell office:value-type="float" office:value="106135.63" table:style-name="ce1">
            <text:p>106135.6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Killester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number-rows-repeated="10483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01</meta:generator>
    <meta:initial-creator>Rowan Molony</meta:initial-creator>
    <dc:creator>John O Shea</dc:creator>
    <meta:creation-date>2015-06-05T18:17:20Z</meta:creation-date>
    <dc:date>2020-07-23T11:12:35Z</dc:date>
  </office:meta>
</office:document-meta>
</file>